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/>
            <text:p/>
            <text:p/>
            <text:p/>
            <text:p>Team - HackStreetDO</text:p>
          </draw:text-box>
        </draw:frame>
        <draw:frame presentation:style-name="pr2" draw:layer="layout" svg:width="25.199cm" svg:height="3.8cm" svg:x="1.2cm" svg:y="3.6cm" presentation:class="title" presentation:user-transformed="true">
          <draw:text-box>
            <text:p><text:s/>कृषिAADHA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>The farming lags the following,</text:p>
              </text:list-header>
              <text:list-item>
                <text:p>Proper Planning </text:p>
              </text:list-item>
              <text:list-item>
                <text:p>Knowledge</text:p>
              </text:list-item>
              <text:list-item>
                <text:p>Guidance to do the perfect farm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posed Syste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कृषिAadhar means <text:span text:style-name="T1">Rich Farm using Aadhar.</text:span></text:p>
              </text:list-item>
              <text:list-item>
                <text:p><text:span text:style-name="T2">Application which assist, guide and communicate.</text:span> </text:p>
              </text:list-item>
              <text:list-item>
                <text:p>Government schems, Daily market info, propoer irrigation system, etc.</text:p>
              </text:list-item>
              <text:list-item>
                <text:p>Weather condition.</text:p>
              </text:list-item>
              <text:list-item>
                <text:p>Bot running on Digital Ocean cloud communicates in native langua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1.8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10.893cm" svg:x="1.4cm" svg:y="6.2cm" presentation:class="outline" presentation:user-transformed="true">
          <draw:text-box>
            <text:list text:style-name="L3">
              <text:list-header>
                <text:p>So, with Aadhar they can make better choice with better weather condition and get the maximum output in the optimal period as they getting help from technology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01cm" svg:y="7.294cm" presentation:class="title" presentation:user-transformed="true">
          <draw:text-box>
            <text:list text:style-name="L2">
              <text:list-header>
                <text:p>Thank You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04:51:13.946746655</meta:creation-date>
    <dc:date>2016-10-16T05:21:25.693812288</dc:date>
    <meta:editing-duration>PT7M40S</meta:editing-duration>
    <meta:editing-cycles>3</meta:editing-cycles>
    <meta:generator>LibreOffice/5.1.4.2$Linux_X86_64 LibreOffice_project/10m0$Build-2</meta:generator>
    <meta:document-statistic meta:object-count="40"/>
  </office:meta>
</office:document-meta>
</file>